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 style:list-style-name="WWNum3"/>
    <style:style style:name="P4" style:family="paragraph" style:parent-style-name="List_20_Paragraph" style:list-style-name="WWNum3">
      <style:text-properties officeooo:paragraph-rsid="001ee185"/>
    </style:style>
    <style:style style:name="P5" style:family="paragraph" style:parent-style-name="List_20_Paragraph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List_20_Paragraph" style:list-style-name="WWNum4"/>
    <style:style style:name="P7" style:family="paragraph" style:parent-style-name="List_20_Paragraph">
      <style:paragraph-properties fo:text-align="justify" style:justify-single-word="false"/>
    </style:style>
    <style:style style:name="P8" style:family="paragraph" style:parent-style-name="Standard">
      <style:paragraph-properties fo:margin-left="0.635cm" fo:margin-right="0cm" fo:text-indent="0cm" style:auto-text-indent="false"/>
    </style:style>
    <style:style style:name="P9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e609c" style:font-size-asian="12pt" style:font-size-complex="12pt"/>
    </style:style>
    <style:style style:name="T3" style:family="text">
      <style:text-properties fo:font-size="12pt" officeooo:rsid="001ee185" style:font-size-asian="12pt" style:font-size-complex="12pt"/>
    </style:style>
    <style:style style:name="T4" style:family="text">
      <style:text-properties fo:font-size="12pt" officeooo:rsid="001f0d74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" style:family="text">
      <style:text-properties officeooo:rsid="001ee1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Opis procedur i funkcji dostępnych dla poszczególnych typów użytkowników :</text:span></text:p>
      <text:p text:style-name="Standard"><text:span text:style-name="T5">Zwykły pracownik <text:s/>:</text:span></text:p>
      <text:p text:style-name="Standard"><text:span text:style-name="T1">Podczas wywoływania dostępnych procedur korzysta z paremetru @prac , który jest typu Integer oraz oznacza indeks pracownika. <text:s/></text:span><text:span text:style-name="T6">ZWYKŁY PRACOWNIK NIE MOŻE GO ZMIENIAĆ !</text:span><text:span text:style-name="T5"> </text:span></text:p>
      <text:list xml:id="list2940005595" text:style-name="WWNum1">
        <text:list-item>
          <text:p text:style-name="P1"><text:span text:style-name="T1">Liczba_godzin_pracownika(@prac) : Funkcja zwraca łączną sumę godzin pracownika oraz korzystając z relacji wyświetla ile godzin tygodniowo pracownik pracuje dla poszczególnego zespołu.</text:span></text:p>
        </text:list-item>
        <text:list-item>
          <text:p text:style-name="P1"><text:span text:style-name="T1">Wynagrodzenie_pracownika(@prac) : Funkcja zwraca łączną sumę wynagrodzenia pracownika oraz korzystając z relacji wyświetla ile pracownik zarabia podczas pracy w poszczególnym zespole.</text:span></text:p>
        </text:list-item>
        <text:list-item>
          <text:p text:style-name="P1"><text:span text:style-name="T1">Zespoły_pracownika(@prac) : Procedura wyświetla wszystkie zespoły do, <text:s/>których należy oraz należał pracownik wraz ze swoim obecnym statusem w nich.</text:span></text:p>
        </text:list-item>
        <text:list-item>
          <text:p text:style-name="P1"><text:span text:style-name="T1">Projekty_pracownika(@prac) : Procedura wyświetla wszystkie projekty , które realizuje oraz realizował pracownik wraz z obecnym statusem tych projektów. </text:span></text:p>
        </text:list-item>
        <text:list-item>
          <text:p text:style-name="P1"><text:span text:style-name="T1">Dane_pracownika(@prac) : Procedura wyświetla dane pracownika , w przypadku błędu w danych należy skontaktować się z odpowiednią instancją. </text:span></text:p>
        </text:list-item>
        <text:list-item>
          <text:p text:style-name="P1"><text:span text:style-name="T1">Historia_pracownika(@prac) : Procedura wyświetla wszystkie zespoły oraz realizowane przez nich projekty wraz ze statusem projektów. (Jest to przydatne w momencie , kiedy pracownik np. : ubiega się o dołączenie do nowego zespołu w firmie i wraz z podaniem wysyła wygenerowaną przez aplikacje historie). </text:span></text:p>
        </text:list-item>
      </text:list>
      <text:p text:style-name="Standard"><text:span text:style-name="T5">Zarządca zespołu :</text:span></text:p>
      <text:p text:style-name="Standard"><text:span text:style-name="T1">Należy pamiętać o tym , że zarządca zespołu także jest pracownikiem </text:span><text:bookmark-start text:name="_Hlk61091561"/><text:span text:style-name="T1">=&gt; może korzystać z funkcjonalności aplikacji jak zwykły pracownik</text:span><text:bookmark-end text:name="_Hlk61091561"/><text:span text:style-name="T1">. </text:span><text:bookmark-start text:name="_Hlk61091604"/><text:span text:style-name="T1">Natomiast z powodu posiadanych obowiązków dostaje także nowe możliwości</text:span><text:bookmark-end text:name="_Hlk61091604"/><text:span text:style-name="T1">. Zadaniem zarządcy zespołu jest nadzorowanie pracy określonego zespołu. Podczas wywoływania swoich procedur korzysta z parametrów <text:s/>: @prac - do funkcjonalności dla zwykłego pracownika , @zesp - jest to parametr typu Integer oraz oznacza indeks zespołu , @cz - jest to parametr typu Integer oraz oznacza indeks członka zespołu, @wyn - Nie ujemny integer określający wysokośc wynagrodzenia dla poszczególnego członka , @czas - Nie ujemny integer określający czas pracy. Zarządca może ustalić wartość parametru @cz <text:s/>, @wyn oraz @czas jednak </text:span><text:span text:style-name="T6">NIE MOŻE ZMIENIIAĆ PARAMETRÓW @prac i @zesp!</text:span><text:span text:style-name="T1"> </text:span><text:bookmark text:name="_Hlk61091686"/></text:p>
      <text:list xml:id="list4002791874" text:style-name="WWNum2">
        <text:list-item>
          <text:p text:style-name="P2"><text:span text:style-name="T1">Budżet_zespołu(@zesp) : Funkcja zwraca łączny budżet zespołu , który jest sumą przydzielonych budżetów do wszystkich projektów realizowanych przez zespół.</text:span></text:p>
        </text:list-item>
        <text:list-item>
          <text:p text:style-name="P2"><text:soft-page-break/><text:span text:style-name="T1">Członkowe_zespołu(@zesp) : Procedura korzystając z tabeli Grupy_zespołów wyświetla wszystkich pracowników , którzy znajdują się w danym zespole.</text:span></text:p>
        </text:list-item>
        <text:list-item>
          <text:p text:style-name="P2"><text:span text:style-name="T1">Ustal_wynagrodzenie</text:span><text:bookmark-start text:name="_Hlk61038364"/><text:span text:style-name="T1">(@zesp,@cz,@wyn) : Procedura modyfikuje tabele Grupy_zespołów, do atrybutu <text:s/>"wynagrodzenie" wpisuje wartośc @wyn w krotce gdzie atrybut "zespół" = @zesp oraz atrybut "pracownik" = @prac</text:span><text:bookmark-end text:name="_Hlk61038364"/></text:p>
        </text:list-item>
        <text:list-item>
          <text:p text:style-name="P2"><text:span text:style-name="T1">Ustal_czas_pracy_członka(@zesp,@czas,@wyn) : Procedura modyfikuje tabele Grupy_zespołów, do atrybutu <text:s/>"godziny" wpisuje wartośc @czas w krotce gdzie atrybut "zespół" = @zesp oraz atrybut "pracownik" = @prac.</text:span></text:p>
        </text:list-item>
        <text:list-item>
          <text:p text:style-name="P2"><text:span text:style-name="T1">Ustal_czas_pracy(@zesp,@czas) : Procedura modyfikuje tabele Zespoły , <text:s/>do atrybutu "godziny_tygodniowo" wpisuje wartośc @czas w krotce gdzie atrybut "zespół" = @zesp.</text:span></text:p>
        </text:list-item>
        <text:list-item>
          <text:p text:style-name="P2"><text:span text:style-name="T1">Zatwierdź_wynagrodzenie(@zesp) : Funkcja działa jako transakcja do atrybutu "wypłata" w tabeli Pracownik dodaje wartość atrybutu "wynagrodzenie" z tabeli Grupy_zespołów , wszędzie tam gdzie Pracownik.id_pracownika = Grupy_zespołów.pracownik <text:s/>i Grupy_zespołów.zespol = @zesp. Jeżeli jednak suma wynagrodzeń przekracza budżet zespołu transakcja kończy się niepowodzeniem.</text:span></text:p>
        </text:list-item>
        <text:list-item>
          <text:p text:style-name="P2"><text:span text:style-name="T1">Zatwierdź_czas_pracy(@zesp) : Funkcja działa jako transakcja do atrybutu "godziny_tygodniowo" w tabeli Pracownik dodaje wartość atrybutu "godziny" z tabeli Grupy_zespołów , wszędzie tam gdzie Pracownik.id_pracownika = Grupy_zespołów.pracownik <text:s/>i Grupy_zespołów.zespol = @zesp. Jeżeli jednak suma godzin <text:s/>przekracza budżet zaplanowana sumęgodzin pracy dla całego zespołu transakcja kończy się niepowodzeniem.</text:span></text:p>
        </text:list-item>
        <text:list-item>
          <text:p text:style-name="P2"><text:span text:style-name="T1">Dodaj_do_zespołu(@zesp,@cz) : Procedura dodaje do zespołu pracownika o indeksie @cz. Atrybut "status" w tabeli Grupy_zespołów w krotce gdzie "pracownik" = @cz oraz "zespol" = @zesp zmienia się na "Obecny". (W przypadku dodania nie odpowiedniej osoby należy skontaktować się z odpowiednią instancją aby poprawić zmiany w historii).</text:span></text:p>
        </text:list-item>
        <text:list-item>
          <text:p text:style-name="P2"><text:span text:style-name="T1">Usuń_z_zespołu(@zesp,@cz) : Procedura usuwa z zespołu pracownika o indeksie @cz. <text:s/>Atrybut "status" w tabeli Grupy_zespołów w krotce gdzie "pracownik" = @cz oraz "zespol" = @zesp zmienia się na "Usunięty". (W przypadku usunięcia nie odpowiedniej osoby należy skontaktować się z odpowiednią instancją aby poprawić zmiany w historii).</text:span></text:p>
        </text:list-item>
        <text:list-item>
          <text:p text:style-name="P2"><text:span text:style-name="T1">Przenieś_z_zespołu(@zesp,@cz) : Procedura usuwa z zespołu pracownika o indeksie @cz. <text:s/>Atrybut "status" w tabeli Grupy_zespołów w krotce gdzie "pracownik" = @cz oraz "zespol" = @zesp zmienia się na "Przeniesiony". (W przypadku przeniesienia nie odpowiedniej osoby należy skontaktować się z odpowiednią instancją aby poprawić zmiany w historii).</text:span></text:p>
        </text:list-item>
        <text:list-item>
          <text:p text:style-name="P2"><text:soft-page-break/><text:span text:style-name="T1">Projekty_zespołu(@zesp) : procedura wyświetla wszystkie projekty w , których bierze bądź brał udział zespół @zesp.</text:span></text:p>
        </text:list-item>
      </text:list>
      <text:p text:style-name="P8"><text:span text:style-name="T5">Zarządca działu :</text:span></text:p>
      <text:p text:style-name="P8"><text:span text:style-name="T1">Należy pamiętać o tym , że zarządca działu jest także pracownikiem </text:span><text:s/><text:span text:style-name="T1">=&gt; może korzystać z funkcjonalności aplikacji jak zwykły pracownik. Natomiast z powodu posiadanych obowiązków dostaje także nowe możliwości. Zadaniem zarządcy działu jest nadzorowanie pracy określonego działu poprzez zarządzanie zleceniami i zespołami. Ponadto zarządca działu może sprawdzać oraz modyfikować wewnętrzne ustawienia zespołu. Podczas wywoływania swoich procedur korzysta z <text:s/>parametrów <text:s/>: @prac - do funkcjonalności dla zwykłego pracownika , @zesp - jest to parametr typu Integer oraz oznacza indeks zespołu , @cz - jest to parametr typu Integer oraz oznacza indeks członka zespołu, @wyn - Nie ujemny integer określający wysokośc wynagrodzenia dla poszczególnego członka , @czas - Nie ujemny integer określający czas pracy , @kl - Nie ujemny integer określający id klienta, </text:span><text:span text:style-name="T2">@dost – </text:span><text:span text:style-name="T3">varchar określający nazwę </text:span><text:span text:style-name="T2">dostawcy,</text:span><text:span text:style-name="T1"> @nazwa - varchar(90) okreslajacy nazwe <text:s/>, @wart - Integer określający wartość , @zl - nie ujemny integer określający id zlecenia , @pr - nie ujemny integer określający id projektu , @dz - nie ujemny integer określający id działu, @st - varchar(90) określający status projektu. Zarządca może ustalić wartość parametru @zesp, @cz <text:s/>, @wyn , @czas , @kl, </text:span><text:span text:style-name="T2">@dost</text:span><text:span text:style-name="T1"> ,@nazwa, @wart, @zl ,@pr , @st jednak </text:span><text:span text:style-name="T6">NIE MOŻE ZMIENIIAĆ PARAMETRÓW @prac i @dz!</text:span></text:p>
      <text:list xml:id="list1542674238" text:style-name="WWNum3">
        <text:list-item>
          <text:p text:style-name="P3"><text:span text:style-name="T1">Dodaj_klienta(@nazwa) : Procedura dodaje do tabeli Klienci nowy wiersz gdzie Klienci.nazwa_klienta = @kl_nazwa.</text:span></text:p>
        </text:list-item>
        <text:list-item>
          <text:p text:style-name="P3"><text:span text:style-name="T1">Dodaj_zlecenie(@kl,@wart,@dz) : Procedura dodaje do tabeli Zlecenia nowy wiersz gdzie Zlecenia.klient = @kl , Zlecenia.dzial = @dz oraz Zlecenia.wartosc_zlecenia = @wart_zl.</text:span></text:p>
        </text:list-item>
        <text:list-item>
          <text:p text:style-name="P4"><text:span text:style-name="T3">Zakup_produkt(@nazwa, @dost) : Procedura dodaje produkt o nazwie @nazwa, i łączy go z dostawcą o nazwie @dost (dodając takiego jeśli nie istnieje w tabeli)</text:span></text:p>
        </text:list-item>
        <text:list-item>
          <text:p text:style-name="P3"><text:span text:style-name="T1">Utworz_projekt(@nazwa,@zl,@zesp) <text:s/>: <text:s/>Procedura dodaje do tabeli Projekty nowy wiersz gdzie Projekty.zlecenie = @zl oraz Projekty.nazwa_projektu <text:s/>= @nazwa oraz Projekty.zespol = @zesp. Procedura nie wykonuje się jeżeli zespol o indeksie @zesp nie należy do działu.</text:span></text:p>
        </text:list-item>
        <text:list-item>
          <text:p text:style-name="P3"><text:span text:style-name="T1"><text:s/>Ustal_budżet_projektu(@pr , @wart,@dz) : Procedura modyfikuje tabele Projekty , w miejscu gdzie "id_projektu" = @pr w atrybucie "przydzielony_budzet" wpisuje wartosc @wart.Procedura nie wykonuje się jeżeli zlecenie przydzielone do projektu (Projekt.zlecenie nie należy do działu =&gt; porownuje odpowiadajacy atrybut Zlecenia.dzial z @dz w miejscu gdzie </text:span><text:soft-page-break/><text:span text:style-name="T1">Zlecenia.id_zlecenia = Projekty.zlecenie i Projekty.id_projektu = @pr)</text:span></text:p>
        </text:list-item>
        <text:list-item>
          <text:p text:style-name="P3"><text:span text:style-name="T1">Sprawdź_bilans(@dz) : Funkcja wyświetla wszystkie zlecenia podjete przez dział oraz ich wartosc, wszystkie projekty realizowane przez dzial <text:s/>oraz ich budżety wraz z zespołami które je realizuja oraz wszystkie zespoły znajdujące się w dziale oraz ich budżety. Nastepnie od sumy wszystkich zleceń odejmuje sume budzetow wszystkich zespołów i pokazuje wynik.</text:span></text:p>
        </text:list-item>
        <text:list-item>
          <text:p text:style-name="P3"><text:span text:style-name="T1">Zlecenenie_info(@zl ,@dz) : Procedura jeżeli Zlecenia.dział = @dz wyswietla z tabeli Zlecenia w miesjcu gdzie "id_zlecenia" = @zl <text:s/>atrybut "wartosc_zlecenia" oraz "klient" oraz z tabeli Projekty w miejscu gdzie Projekty.zlecenie = @zl wszystkie informacje z tabeli. </text:span></text:p>
        </text:list-item>
        <text:list-item>
          <text:p text:style-name="P3"><text:span text:style-name="T1">Zmień_status(@pr , @st, @dz) : Procedura modyfikuje tabele Projekty w miejscu gdzie atrybut "id_projektu" = @pr ustawia atrybut "status" na wartosc @st. Jeżeli projekt jest wykonywany przez zespół , którego dział = @dz.</text:span></text:p>
        </text:list-item>
        <text:list-item>
          <text:p text:style-name="P3"><text:span text:style-name="T1">Zatwierdź_budżet(@dz) : Funkcja działa jako transakcja , modyfikuje wartosci tabeli Zespoly.budzet ustawiajac sume z <text:s/>wartosci z Projekty.przydzielony_budzet <text:s/>wszedzie tam gdzie Zespoly.id_zespolu = Projekty.zespol.</text:span></text:p>
        </text:list-item>
        <text:list-item>
          <text:p text:style-name="P3"><text:span text:style-name="T1">ZM_zarzadcy_zespolu(@zesp,@cz,@dz) : Procedura zmienia status obecnego zarządcy zespołu o indekscie @zesp na "Były zarządca" oraz ustanawia członka zespołu o indeksie @cz nowym zarządcą zmieniając mu asttaus na "Zarządca". Procedura nie wykonuje się jeżeli dział zespołu != @dz. </text:span></text:p>
        </text:list-item>
        <text:list-item>
          <text:p text:style-name="P3"><text:bookmark-start text:name="__DdeLink__312_725029358"/><text:span text:style-name="T1">Utworz_zespol(@cz,@nazwa,@dz) </text:span><text:bookmark-end text:name="__DdeLink__312_725029358"/><text:span text:style-name="T1">: Procedura dodaje nowi wiersz w tabeli Zespoły , do atrybutu "zarządca_zespołu" przypisuje wartość @cz, do atrybutu "nazwa_zespołu" przypisuje wartość @nazwa, do atrybutu "dział" przypisuje wartość @dz.</text:span></text:p>
        </text:list-item>
        <text:list-item>
          <text:p text:style-name="P3"><text:bookmark-start text:name="__DdeLink__314_725029358"/><text:span text:style-name="T1">Rozwiaz_zespol(@zesp,@dz)</text:span><text:bookmark-end text:name="__DdeLink__314_725029358"/><text:span text:style-name="T1"> : Procedura jeżeli zespół o indeksie @zesp należy do działu @dz zmienia status wszystkich projektów <text:s/>zespołu o indeksie @zesp na "Porzucony" oraz przenosi wszystkich członków zespołu @zesp.</text:span></text:p>
        </text:list-item>
      </text:list>
      <text:p text:style-name="P5"/>
      <text:p text:style-name="List_20_Paragraph"><text:span text:style-name="T5">Szef :</text:span></text:p>
      <text:p text:style-name="List_20_Paragraph"><text:span text:style-name="T1">Jest <text:s/>to osoba z najwyższym poziomem dostepu równym administratorowi bazy danych. Zatrudnia i zwalnia pracowników oraz ma możliwość korygowania błędów. </text:span></text:p>
      <text:p text:style-name="List_20_Paragraph"><text:span text:style-name="T1">Podczas wywoływania swoich procedur korzysta z <text:s/>parametrów <text:s/>: @prac - do funkcjonalności dla zwykłego pracownika , @zesp - jest to parametr typu Integer oraz oznacza indeks zespołu , @cz - jest to parametr typu Integer oraz oznacza indeks członka zespołu, @wyn - Nie ujemny integer określający wysokośc wynagrodzenia dla poszczególnego członka , @czas - Nie ujemny integer określający czas pracy , @kl - Nie ujemny integer określający id klienta, @nazwa </text:span><text:soft-page-break/><text:span text:style-name="T1">- varchar(90) okreslajacy nazwe <text:s/>, @wart - Integer określający wartość , @zl - nie ujemny integer określający id zlecenia , @pr - nie ujemny integer określający id projektu , @dz - nie ujemny integer określający id działu, @st - varchar(90) określający status projektu , @atr - varchar(90) określający atrybut w tabeli, </text:span><text:span text:style-name="T4">@nowy – varchar(90) określający nową wartość atrybutu</text:span><text:span text:style-name="T1">. </text:span><text:span text:style-name="T6">MOŻE USTALIĆ WARTOŚĆ KAŻDEGO PARAMETRU ! </text:span></text:p>
      <text:list xml:id="list1318645042" text:style-name="WWNum4">
        <text:list-item>
          <text:p text:style-name="P6"><text:span text:style-name="T1">Korekta_danych(@prac,@atr, </text:span><text:span text:style-name="T4">@nowy</text:span><text:span text:style-name="T1">) : Procedura modyfikuje wartości w tabeli Pracownik w miejscu gdzie "id_pracownika" = @prac . Procedura modyfikuje atrybut @atr.</text:span></text:p>
        </text:list-item>
        <text:list-item>
          <text:p text:style-name="P6"><text:span text:style-name="T1">Korekta_historii(@prac,@zesp,@atr, </text:span><text:span text:style-name="T4">@nowy</text:span><text:span text:style-name="T1">) : Procedura modyfikuje wartości w tabeli Grupy_zespołów w miejscu gdzie "pracownik" = @prac oraz "zespol" = @zesp, modyfikuje atrybut @art (zazwyczaj powinien być to status) istnieje tez możliwośc wpisania w miejsce @atr "Delete" wtedy procedura usuwa wiersz <text:s/>a tabelii. </text:span></text:p>
        </text:list-item>
        <text:list-item>
          <text:p text:style-name="P6"><text:span text:style-name="T1">Dodaj_dział(@prac, @nazwa) : Procedura dodaje do tabeli Działy nowy dział , gdzie wartośc atrybutu zarządca_działu = @prac oraz nazwa_działu = @nazwa.</text:span></text:p>
        </text:list-item>
        <text:list-item>
          <text:p text:style-name="P6"><text:span text:style-name="T1">Zwolnij_pracownika(@prac) : Procedura usuwa z tabel Loginy i Hasła krotki gdzie id_pracownika = @prac . Ponadto zmienia status pracownika o indeksie @prac we wszystkich projektach na "Były pracownik". </text:span></text:p>
        </text:list-item>
        <text:list-item>
          <text:p text:style-name="P6"><text:span text:style-name="T1">ZM_zarządcy_działu(@dz , @prac) : Procedura modyfikuje tabele Działy zmieniając atrubut zarządca_działu na @prac w miejscu gdzie id_działu = @dz.</text:span></text:p>
        </text:list-item>
        <text:list-item>
          <text:p text:style-name="P6"><text:span text:style-name="T1">Przeniesienie_zlecenia(@zl, @dz) <text:s/>: Procedura działa transakcyjnie, zmiania status wszystkich projektów związanych z zleceniem @zl <text:s/>na "Zamkniety" oraz redukuje ich budżety do zera. Nastepnie modyfikuje <text:s/>tabele Zlecenia gdzie id_zlecenia = @zl zmieniając wartość dzial na @dz.</text:span></text:p>
        </text:list-item>
        <text:list-item>
          <text:p text:style-name="P6"><text:span text:style-name="T1">Zamknij_dział(@dz) : Procedura działa transakcyjnie , wywołuje procedure Przeniesienie_zlecenia dla każdego zlecenia w dziale @dz (podczas uruchomienia wyświetla się okno pytające do , którego działu przenieśc zlecenie). Następnie usuwa wszystkich pracowników z zespołów które należą do @dz (Szef może wywoływać procedury zarządcy zespołu). Następnie zmienia zarządce działu na 0. </text:span></text:p>
        </text:list-item>
      </text:list>
      <text:p text:style-name="P7"><text:span text:style-name="T1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artosz Cybulski (254606)</meta:initial-creator>
    <meta:editing-cycles>7</meta:editing-cycles>
    <meta:creation-date>2021-01-08T21:14:00</meta:creation-date>
    <dc:date>2021-01-10T01:47:26.274726515</dc:date>
    <meta:editing-duration>PT5H27M24S</meta:editing-duration>
    <meta:generator>LibreOffice/6.4.6.2$Linux_X86_64 LibreOffice_project/40$Build-2</meta:generator>
    <meta:document-statistic meta:table-count="0" meta:image-count="0" meta:object-count="0" meta:page-count="5" meta:paragraph-count="47" meta:word-count="1621" meta:character-count="11894" meta:non-whitespace-character-count="103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